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5FB00000704728554BE.eps" manifest:media-type=""/>
  <manifest:file-entry manifest:full-path="Pictures/200000020000087100000871CAF36471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137cm, 10.671cm, 12.191cm, 12.849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</style:style>
    <style:style style:name="gr4" style:family="graphic" style:parent-style-name="standard">
      <style:graphic-properties draw:stroke="none" svg:stroke-color="#000000" draw:fill="bitmap" draw:fill-color="#ffffff" draw:fill-image-name="Bitmape_20_1" draw:auto-grow-height="true" draw:auto-grow-width="false" fo:max-height="0cm" fo:min-height="0.5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8pt" style:font-size-asian="18pt" style:font-size-complex="18pt"/>
    </style:style>
    <style:style style:name="P3" style:family="paragraph">
      <style:text-properties style:font-name="Liberation Serif" fo:font-size="18pt" style:font-size-asian="18pt" style:font-size-complex="18pt"/>
    </style:style>
    <style:style style:name="P4" style:family="paragraph">
      <style:text-properties style:font-name="Liberation Serif" fo:font-size="15pt" style:font-size-asian="15pt" style:font-size-complex="15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419cm" svg:height="12.7cm" svg:x="15.63cm" svg:y="0.273cm">
          <draw:image xlink:href="Pictures/200000020000087100000871CAF36471.eps" xlink:type="simple" xlink:show="embed" xlink:actuate="onLoad">
            <text:p/>
          </draw:image>
        </draw:frame>
        <draw:frame draw:style-name="gr2" draw:text-style-name="P1" draw:layer="layout" svg:width="1.924cm" svg:height="2.598cm" svg:x="6.951cm" svg:y="9.7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1.43cm" svg:height="0.958cm" svg:x="16.51cm" svg:y="14.282cm">
          <draw:text-box>
            <text:p text:style-name="P1"><text:span text:style-name="T1">Greedy routing using assigned IDs</text:span></text:p>
          </draw:text-box>
        </draw:frame>
        <draw:frame draw:style-name="gr4" draw:text-style-name="P3" draw:layer="layout" svg:width="6.35cm" svg:height="0.958cm" svg:x="2.54cm" svg:y="14.282cm">
          <draw:text-box>
            <text:p><text:span text:style-name="T1">Network</text:span></text:p>
          </draw:text-box>
        </draw:frame>
        <draw:frame draw:style-name="gr5" draw:text-style-name="P1" draw:layer="layout" svg:width="11.388cm" svg:height="13.36cm" svg:x="0.042cm" svg:y="0cm">
          <draw:image xlink:href="Pictures/20000002000005FB00000704728554BE.eps" xlink:type="simple" xlink:show="embed" xlink:actuate="onLoad">
            <text:p/>
          </draw:image>
        </draw:frame>
        <draw:line draw:style-name="gr6" draw:text-style-name="P1" draw:layer="layout" svg:x1="11.43cm" svg:y1="7.62cm" svg:x2="15.301cm" svg:y2="7.607cm">
          <text:p/>
        </draw:line>
        <draw:frame draw:style-name="gr7" draw:text-style-name="P4" draw:layer="layout" svg:width="6.267cm" svg:height="1.905cm" svg:x="9.937cm" svg:y="8.004cm">
          <draw:text-box>
            <text:p text:style-name="P1"><text:span text:style-name="T2">Generate an embedding into an ID space</text:span></text:p>
          </draw:text-box>
        </draw:frame>
        <draw:g>
          <svg:title>TexMaths</svg:title>
          <svg:desc>18§display§G = (V,E)§svg§600§FALSE§</svg:desc>
          <draw:polygon draw:style-name="gr8" draw:layer="layout" svg:width="3.023cm" svg:height="0.633cm" svg:x="5.144cm" svg:y="14.48cm" svg:viewBox="0 0 3024 634" draw:points="1512,634 0,634 0,0 3024,0 3024,634">
            <text:p/>
          </draw:polygon>
          <draw:path draw:style-name="gr9" draw:layer="layout" svg:width="0.451cm" svg:height="0.462cm" svg:x="5.176cm" svg:y="14.509cm" svg:viewBox="0 0 452 463" svg:d="M452 7c0-3-2-7-7-7-2 0-4 0-11 7l-43 49c-8-9-36-56-107-56-142 0-284 140-284 288 0 101 70 175 173 175 29 0 57-7 79-16 32-13 45-26 56-38 5 14 21 38 29 38 3 0 3-2 3-2 2-2 9-25 11-40l13-48c3-11 5-22 9-33 7-29 7-29 43-30 3 0 11 0 11-13 0-4-4-7-9-7-15 0-53 2-67 2-20 0-68-2-88-2-6 0-15 0-15 12 0 8 6 8 20 8 0 0 18 0 34 1 17 2 20 4 20 13 0 5-7 34-14 58-18 70-101 77-123 77-61 0-127-38-127-135 0-18 7-124 73-207 35-43 96-81 159-81 65 0 102 48 102 122 0 26-1 27-1 33 0 7 7 7 9 7 9 0 9-2 10-13z">
            <text:p/>
          </draw:path>
          <draw:path draw:style-name="gr9" draw:layer="layout" svg:width="0.422cm" svg:height="0.148cm" svg:x="5.853cm" svg:y="14.723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9" draw:layer="layout" svg:width="0.148cm" svg:height="0.633cm" svg:x="6.548cm" svg:y="14.48cm" svg:viewBox="0 0 149 634" svg:d="M149 629c0-2 0-4-12-15-79-79-99-200-99-297 0-110 23-220 102-299 9-9 9-9 9-11 0-5-3-7-7-7-7 0-65 43-102 124-33 71-40 141-40 193 0 50 7 126 41 198 40 79 94 119 101 119 4 0 7-2 7-5z">
            <text:p/>
          </draw:path>
          <draw:path draw:style-name="gr9" draw:layer="layout" svg:width="0.453cm" svg:height="0.447cm" svg:x="6.766cm" svg:y="14.523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9" draw:layer="layout" svg:width="0.075cm" svg:height="0.19cm" svg:x="7.189cm" svg:y="14.887cm" svg:viewBox="0 0 76 191" svg:d="M76 67c0-42-17-67-42-67-21 0-34 16-34 34 0 16 13 34 34 34 7 0 16-3 24-9 1-1 1-1 1-1 2 0 2 0 2 9 0 48-21 86-43 108-7 5-7 7-7 9 0 5 3 7 5 7 7 0 60-49 60-124z">
            <text:p/>
          </draw:path>
          <draw:path draw:style-name="gr9" draw:layer="layout" svg:width="0.46cm" svg:height="0.431cm" svg:x="7.441cm" svg:y="14.525cm" svg:viewBox="0 0 461 432" svg:d="M425 285c2-4 3-8 3-9 0-2 0-8-7-8-5 0-7 4-9 8-41 93-65 136-173 136h-91c-9 0-11 0-15 0-7-1-9-1-9-7 0-2 0-3 4-14l43-173h63c54 0 54 13 54 29 0 3 0 12-5 30 0 4-2 6-2 8 0 3 3 7 9 7 5 0 7-4 9-13l36-149c0-4-2-8-7-8-6 0-8 6-9 13-13 49-26 63-83 63h-60l38-153c6-23 6-25 34-25h90c78 0 96 18 96 70 0 16 0 16-2 34 0 4 0 7 0 11s2 7 7 7c7 0 7-3 9-14l13-110c2-18-2-18-18-18h-321c-12 0-18 0-18 13 0 7 6 7 17 7 23 0 41 0 41 11 0 3 0 3-2 16l-84 335c-8 25-8 30-58 30-11 0-18 0-18 13 0 7 5 7 18 7h329c15 0 15 0 20-11z">
            <text:p/>
          </draw:path>
          <draw:path draw:style-name="gr9" draw:layer="layout" svg:width="0.148cm" svg:height="0.633cm" svg:x="7.956cm" svg:y="14.48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draw:g>
          <svg:title>TexMaths</svg:title>
          <svg:desc>18§display§\phi : V \to  [0, 1)§svg§600§FALSE§</svg:desc>
          <draw:polygon draw:style-name="gr8" draw:layer="layout" svg:width="3.734cm" svg:height="0.633cm" svg:x="11.43cm" svg:y="6.436cm" svg:viewBox="0 0 3735 634" draw:points="1868,634 0,634 0,0 3735,0 3735,634">
            <text:p/>
          </draw:polygon>
          <draw:path draw:style-name="gr9" draw:layer="layout" svg:width="0.332cm" svg:height="0.57cm" svg:x="11.461cm" svg:y="6.472cm" svg:viewBox="0 0 333 571" svg:d="M247 14l1-7c0-2 0-7-7-7s-7 2-9 13l-38 146c-100 3-194 88-194 174 0 61 45 110 122 115-5 20-9 40-14 60-9 31-14 54-14 56 0 7 3 7 7 7 3 0 5 0 7-2 0-2 5-18 7-27l24-94c102-3 194-88 194-174 0-51-34-108-122-115zM126 434c-40-2-85-23-85-86 0-78 54-166 150-175zM207 173c49 4 85 32 85 88 0 76-54 166-150 173z">
            <text:p/>
          </draw:path>
          <draw:path draw:style-name="gr9" draw:layer="layout" svg:width="0.067cm" svg:height="0.273cm" svg:x="12.037cm" svg:y="6.638cm" svg:viewBox="0 0 68 274" svg:d="M68 34c0-20-14-34-34-34-18 0-34 14-34 34 0 18 16 34 34 34 20 0 34-16 34-34zM68 241c0-19-14-34-34-34-18 0-34 15-34 34 0 18 16 33 34 33 20 0 34-15 34-33z">
            <text:p/>
          </draw:path>
          <draw:path draw:style-name="gr9" draw:layer="layout" svg:width="0.453cm" svg:height="0.447cm" svg:x="12.37cm" svg:y="6.479cm" svg:viewBox="0 0 454 448" svg:d="M364 72c30-49 57-50 81-52 7 0 9-11 9-13 0-5-4-7-9-7-17 0-35 2-53 2-21 0-43-2-63-2-3 0-12 0-12 13 0 7 7 7 11 7 18 2 28 7 28 21 0 9-9 24-9 24l-194 310-43-335c0-11 14-20 43-20 9 0 16 0 16-13 0-5-5-7-9-7-25 0-52 2-79 2-11 0-23 0-34 0-13 0-24-2-34-2-6 0-13 0-13 13 0 7 5 7 16 7 36 0 36 5 38 21l50 393c2 13 4 14 13 14 11 0 13-3 18-12z">
            <text:p/>
          </draw:path>
          <draw:path draw:style-name="gr9" draw:layer="layout" svg:width="0.562cm" svg:height="0.33cm" svg:x="13.054cm" svg:y="6.587cm" svg:viewBox="0 0 563 331" svg:d="M495 178c-36 27-52 54-58 62-28 45-34 84-34 84 0 7 7 7 13 7 11 0 12 0 14-12 15-61 52-115 124-144 8-4 9-4 9-9 0-4-3-6-5-7-27-11-104-42-128-150-2-7-3-9-14-9-6 0-13 0-13 7 0 2 6 42 33 85 12 18 32 41 59 61h-472c-12 0-23 0-23 13 0 12 11 12 23 12z">
            <text:p/>
          </draw:path>
          <draw:polygon draw:style-name="gr9" draw:layer="layout" svg:width="0.087cm" svg:height="0.633cm" svg:x="13.903cm" svg:y="6.436cm" svg:viewBox="0 0 88 634" draw:points="88,634 88,609 25,609 25,25 88,25 88,0 0,0 0,634">
            <text:p/>
          </draw:polygon>
          <draw:path draw:style-name="gr9" draw:layer="layout" svg:width="0.267cm" svg:height="0.437cm" svg:x="14.027cm" svg:y="6.49cm" svg:viewBox="0 0 268 438" svg:d="M268 220c0-51-3-101-25-148-29-61-81-72-108-72-40 0-85 16-112 76-19 43-23 93-23 144 0 48 2 104 29 153 27 52 74 65 104 65 34 0 83-15 112-74 20-43 23-94 23-144zM133 423c-23 0-61-16-74-77-7-38-7-96-7-133 0-42 0-83 6-118 12-75 59-81 75-81 22 0 63 11 76 74 7 36 7 85 7 125 0 46 0 90-7 131-11 59-47 79-76 79z">
            <text:p/>
          </draw:path>
          <draw:path draw:style-name="gr9" draw:layer="layout" svg:width="0.075cm" svg:height="0.19cm" svg:x="14.375cm" svg:y="6.843cm" svg:viewBox="0 0 76 191" svg:d="M76 67c0-42-17-67-42-67-21 0-34 16-34 34 0 16 13 34 34 34 7 0 16-3 24-9 1-1 1-1 1-1 2 0 2 0 2 9 0 48-21 86-43 108-7 5-7 7-7 9 0 5 3 7 5 7 7 0 60-49 60-124z">
            <text:p/>
          </draw:path>
          <draw:path draw:style-name="gr9" draw:layer="layout" svg:width="0.21cm" svg:height="0.422cm" svg:x="14.657cm" svg:y="6.49cm" svg:viewBox="0 0 211 423" svg:d="M131 16c0-14 0-16-14-16-40 41-97 41-117 41v20c13 0 50 0 83-18v330c0 23-2 30-60 30h-19v20c23-2 77-2 104-2 25 0 81 0 103 2v-20h-20c-58 0-60-7-60-30z">
            <text:p/>
          </draw:path>
          <draw:path draw:style-name="gr9" draw:layer="layout" svg:width="0.148cm" svg:height="0.633cm" svg:x="14.953cm" svg:y="6.436cm" svg:viewBox="0 0 149 634" svg:d="M149 317c0-49-7-126-43-198-38-78-93-119-99-119-5 0-7 2-7 7 0 2 0 2 13 15 63 63 99 164 99 295 0 110-24 222-103 301-9 7-9 9-9 11 0 3 2 5 7 5 6 0 63-43 101-122 32-71 41-141 41-195z">
            <text:p/>
          </draw:path>
        </draw:g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200000020000087100000871CAF36471.eps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6-11-17T03:33:26.570421440</meta:creation-date>
    <dc:date>2017-01-21T22:51:01.514108405</dc:date>
    <dc:creator>akira </dc:creator>
    <meta:editing-duration>PT5H10M12S</meta:editing-duration>
    <meta:editing-cycles>13</meta:editing-cycles>
    <meta:generator>LibreOffice/4.2.8.2$Linux_X86_64 LibreOffice_project/420m0$Build-2</meta:generator>
    <meta:document-statistic meta:object-count="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